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P11" style:family="paragraph" style:parent-style-name="Standard">
      <style:paragraph-properties fo:margin-left="0in" fo:margin-right="-0.2957in" fo:text-indent="0in" style:auto-text-indent="false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8.5.14</text:span></text:p>
      <text:p text:style-name="P5"/>
      <text:p text:style-name="P5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559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רח' מיש"ר 10 ראשון לציון מגדלי הלאום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/>פאנל כבאים מפלס כניסה ראשית. <text:s text:c="24"/></text:span></text:p>
      <text:p text:style-name="Standard"><text:span text:style-name="T1"><text:s text:c="155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2"/>
      <text:p text:style-name="Standard"><text:span text:style-name="T4">מפתח מעליות</text:span><text:span text:style-name="T1">: קיים</text:span></text:p>
      <text:p text:style-name="P4"/>
      <text:p text:style-name="P11"><text:span text:style-name="T4">מיקום ברזי כיבוי עיקריים "3</text:span><text:span text:style-name="T1"> <text:s/>רחבת היערכות דרומית + רחבת היערכות צפונית</text:span></text:p>
      <text:p text:style-name="Standard"><text:span text:style-name="T1"><text:s text:c="51"/>גמל מים נמצא בסמוך לכניסה ראשית צד צפון.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גז גפ"מ - <text:s/>צובר משותף נמצא בחצר מערבית של בניין 9 , ברז גז ראשי לבניין כולל ניקוז נמצא בחצר המערבית 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קיים חניון תת קרקעי + מחסנים קומת מרתף 1- 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text:bookmark text:name="_GoBack"/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מערבית של בניין 9 1000 גלון.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1202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"><text:span text:style-name="T1">חדר גנרטור 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מרפסת חילוץ מול רחבת היערכות צפונית, ודרומית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ראשי ספרינקלרים נמצא בחדר משאבות קומת מרתף 1-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קומתי נמצא בארון כיבוי קומתי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+ לוח חשמל ראשי נמצאים בקומת מרתף 1- 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קיים פיר אשפה (שוט) לאורך הקומות עד לדחסן בקומת הקרקע</text:span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5</meta:editing-cycles>
    <meta:print-date>2014-05-08T11:25:00</meta:print-date>
    <meta:creation-date>2014-05-08T11:25:00</meta:creation-date>
    <dc:date>2014-05-08T11:33:00</dc:date>
    <meta:editing-duration>PT9S</meta:editing-duration>
    <meta:generator>OpenOffice/4.0.1$Win32 OpenOffice.org_project/401m5$Build-9714</meta:generator>
    <meta:document-statistic meta:table-count="6" meta:image-count="0" meta:object-count="0" meta:page-count="2" meta:paragraph-count="59" meta:word-count="238" meta:character-count="214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